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666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6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Complementar el modulo usuarios</text:p>
        </text:list-item>
        <text:list-item>
          <text:p text:style-name="P10">Complementar el modulo proyectos</text:p>
        </text:list-item>
        <text:list-item>
          <text:p text:style-name="P10">Implementar paquetes de respuesta requeridos basado en el protocolo de comunicación</text:p>
        </text:list-item>
        <text:list-item>
          <text:p text:style-name="P10">Complementar el protocolo de comunicación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C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mplementar el modulo usuarios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Complementar el modulo proyectos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paquetes requeridos basado en el protocolo de comunicación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paquetes requeridos basado en el protocolo de comunicación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mplementar el protocolo de comunicación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2:07:23</meta:creation-date>
    <dc:creator>David Cuadrado</dc:creator>
    <dc:date>2007-02-07T12:24:07</dc:date>
    <dc:language>es-CO</dc:language>
    <meta:editing-cycles>12</meta:editing-cycles>
    <meta:editing-duration>PT16M44S</meta:editing-duration>
    <meta:template xlink:type="simple" xlink:actuate="onRequest" xlink:role="template" xlink:href="../../../../.ooo-2.0/user/template/ktoon_plan_de_iteracion.ott" xlink:title="ktoon_plan_de_iteracion" meta:date="2007-02-07T12:07:23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4" meta:word-count="106" meta:character-count="791"/>
  </office:meta>
</office:document-meta>
</file>